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P2" style:parent-style-name="PreformattedText" style:family="paragraph">
      <style:paragraph-properties fo:margin-bottom="0.1965in"/>
    </style:style>
    <style:style style:name="P3" style:parent-style-name="Textbody" style:family="paragraph">
      <style:paragraph-properties fo:margin-bottom="0in"/>
    </style:style>
    <style:style style:name="P4" style:parent-style-name="Textbody" style:family="paragraph"/>
    <style:style style:name="P5" style:parent-style-name="PreformattedText" style:family="paragraph">
      <style:paragraph-properties fo:margin-bottom="0.1965in"/>
    </style:style>
    <style:style style:name="P6" style:parent-style-name="PreformattedText" style:family="paragraph">
      <style:paragraph-properties fo:margin-bottom="0.1965in"/>
    </style:style>
    <style:style style:name="P7" style:parent-style-name="Textbody" style:family="paragraph"/>
    <style:style style:name="P8" style:parent-style-name="PreformattedText" style:family="paragraph">
      <style:paragraph-properties fo:margin-bottom="0.1965in"/>
    </style:style>
    <style:style style:name="P9" style:parent-style-name="PreformattedText" style:family="paragraph">
      <style:paragraph-properties fo:margin-bottom="0.1965in"/>
    </style:style>
    <style:style style:name="P10" style:parent-style-name="Textbody" style:family="paragraph"/>
    <style:style style:name="P11" style:parent-style-name="PreformattedText" style:family="paragraph">
      <style:paragraph-properties fo:margin-bottom="0.1965in"/>
    </style:style>
    <style:style style:name="P12" style:parent-style-name="Textbody" style:family="paragraph"/>
    <style:style style:name="P13" style:parent-style-name="PreformattedText" style:family="paragraph">
      <style:paragraph-properties fo:margin-bottom="0.1965in"/>
    </style:style>
    <style:style style:name="P14" style:parent-style-name="PreformattedText" style:family="paragraph">
      <style:paragraph-properties fo:margin-bottom="0.1965in"/>
    </style:style>
    <style:style style:name="P15" style:parent-style-name="PreformattedText" style:family="paragraph">
      <style:paragraph-properties fo:margin-bottom="0.1965in"/>
    </style:style>
    <style:style style:name="P16" style:parent-style-name="PreformattedText" style:family="paragraph">
      <style:paragraph-properties fo:margin-bottom="0.1965in"/>
    </style:style>
    <style:style style:name="P17" style:parent-style-name="PreformattedText" style:family="paragraph">
      <style:paragraph-properties fo:margin-bottom="0.1965in"/>
    </style:style>
    <style:style style:name="P18" style:parent-style-name="Textbody" style:family="paragraph">
      <style:paragraph-properties fo:margin-bottom="0in"/>
    </style:style>
    <style:style style:name="P19" style:parent-style-name="Textbody" style:family="paragraph">
      <style:paragraph-properties fo:margin-bottom="0in"/>
    </style:style>
    <style:style style:name="P20" style:parent-style-name="Textbody" style:family="paragraph"/>
    <style:style style:name="P21" style:parent-style-name="PreformattedText" style:family="paragraph">
      <style:paragraph-properties fo:margin-bottom="0.1965in" fo:margin-left="0in" fo:text-indent="0in">
        <style:tab-stops/>
      </style:paragraph-properties>
    </style:style>
    <style:style style:name="P22" style:parent-style-name="Textbody" style:family="paragraph"/>
    <style:style style:name="P23" style:parent-style-name="PreformattedText" style:family="paragraph">
      <style:paragraph-properties fo:margin-bottom="0.1965in"/>
    </style:style>
    <style:style style:name="P24" style:parent-style-name="Textbody" style:family="paragraph"/>
    <style:style style:name="P25" style:parent-style-name="PreformattedText" style:family="paragraph">
      <style:paragraph-properties fo:margin-bottom="0.1965in"/>
    </style:style>
    <style:style style:name="P26" style:parent-style-name="Textbody" style:family="paragraph"/>
    <style:style style:name="P27" style:parent-style-name="PreformattedText" style:family="paragraph">
      <style:paragraph-properties fo:margin-bottom="0.1965in"/>
    </style:style>
    <style:style style:name="P28" style:parent-style-name="PreformattedText" style:family="paragraph">
      <style:paragraph-properties fo:margin-bottom="0.1965in"/>
    </style:style>
    <style:style style:name="P29" style:parent-style-name="Textbody" style:family="paragraph"/>
    <style:style style:name="P30" style:parent-style-name="PreformattedText" style:family="paragraph">
      <style:paragraph-properties fo:margin-bottom="0.1965in"/>
    </style:style>
    <style:style style:name="P31" style:parent-style-name="Textbody" style:family="paragraph"/>
    <style:style style:name="P32" style:parent-style-name="PreformattedText" style:family="paragraph">
      <style:paragraph-properties fo:margin-bottom="0.1965in"/>
    </style:style>
    <style:style style:name="P33" style:parent-style-name="PreformattedText" style:family="paragraph">
      <style:paragraph-properties fo:margin-bottom="0.1965in"/>
    </style:style>
    <style:style style:name="P34" style:parent-style-name="Textbody" style:family="paragraph"/>
    <style:style style:name="P35" style:parent-style-name="PreformattedText" style:family="paragraph">
      <style:paragraph-properties fo:margin-bottom="0.1965in"/>
    </style:style>
    <style:style style:name="P36" style:parent-style-name="Textbody" style:family="paragraph"/>
    <style:style style:name="P37" style:parent-style-name="PreformattedText" style:family="paragraph">
      <style:paragraph-properties fo:margin-bottom="0.1965in"/>
    </style:style>
    <style:style style:name="P38" style:parent-style-name="Textbody" style:family="paragraph"/>
    <style:style style:name="P39" style:parent-style-name="PreformattedText" style:family="paragraph">
      <style:paragraph-properties fo:margin-bottom="0.1965in"/>
    </style:style>
    <style:style style:name="P40" style:parent-style-name="PreformattedText" style:family="paragraph">
      <style:paragraph-properties fo:margin-bottom="0.1965in"/>
    </style:style>
    <style:style style:name="T41" style:parent-style-name="SourceText" style:family="text">
      <style:text-properties fo:background-color="#000000"/>
    </style:style>
    <style:style style:name="P42" style:parent-style-name="Textbody" style:family="paragraph">
      <style:paragraph-properties fo:margin-bottom="0in"/>
    </style:style>
    <style:style style:name="P43" style:parent-style-name="Textbody" style:family="paragraph">
      <style:paragraph-properties fo:margin-bottom="0in"/>
    </style:style>
    <style:style style:name="P44" style:parent-style-name="Textbody" style:family="paragraph"/>
    <style:style style:name="P45" style:parent-style-name="PreformattedText" style:family="paragraph">
      <style:paragraph-properties fo:margin-bottom="0.1965in"/>
    </style:style>
    <style:style style:name="P46" style:parent-style-name="Textbody" style:family="paragraph"/>
    <style:style style:name="P47" style:parent-style-name="PreformattedText" style:family="paragraph">
      <style:paragraph-properties fo:margin-bottom="0.1965in"/>
    </style:style>
    <style:style style:name="P48" style:parent-style-name="Textbody" style:family="paragraph"/>
    <style:style style:name="P49" style:parent-style-name="PreformattedText" style:family="paragraph">
      <style:paragraph-properties fo:margin-bottom="0.1965in"/>
    </style:style>
    <style:style style:name="P50" style:parent-style-name="Textbody" style:family="paragraph"/>
    <style:style style:name="P51" style:parent-style-name="PreformattedText" style:family="paragraph">
      <style:paragraph-properties fo:margin-bottom="0.1965in"/>
    </style:style>
    <style:style style:name="P52" style:parent-style-name="Textbody" style:family="paragraph"/>
    <style:style style:name="P53" style:parent-style-name="PreformattedText" style:family="paragraph">
      <style:paragraph-properties fo:margin-bottom="0.1965in"/>
    </style:style>
    <style:style style:name="P54" style:parent-style-name="Textbody" style:family="paragraph"/>
    <style:style style:name="P55" style:parent-style-name="PreformattedText" style:family="paragraph">
      <style:paragraph-properties fo:margin-bottom="0.1965in"/>
    </style:style>
    <style:style style:name="P56" style:parent-style-name="Textbody" style:family="paragraph"/>
    <style:style style:name="P57" style:parent-style-name="PreformattedText" style:family="paragraph">
      <style:paragraph-properties fo:margin-bottom="0.1965in"/>
    </style:style>
    <style:style style:name="P58" style:parent-style-name="Textbody" style:family="paragraph"/>
    <style:style style:name="P59" style:parent-style-name="PreformattedText" style:family="paragraph">
      <style:paragraph-properties fo:margin-bottom="0.1965in"/>
    </style:style>
    <style:style style:name="P60" style:parent-style-name="Textbody" style:family="paragraph"/>
    <style:style style:name="P61" style:parent-style-name="PreformattedText" style:family="paragraph">
      <style:paragraph-properties fo:margin-bottom="0.1965in"/>
    </style:style>
    <style:style style:name="P62" style:parent-style-name="Textbody" style:family="paragraph"/>
    <style:style style:name="P63" style:parent-style-name="PreformattedText" style:family="paragraph">
      <style:paragraph-properties fo:margin-bottom="0.1965in"/>
    </style:style>
    <style:style style:name="P64" style:parent-style-name="Textbody" style:family="paragraph"/>
    <style:style style:name="P65" style:parent-style-name="PreformattedText" style:family="paragraph">
      <style:paragraph-properties fo:margin-bottom="0.1965in"/>
    </style:style>
    <style:style style:name="P66" style:parent-style-name="Textbody" style:family="paragraph"/>
    <style:style style:name="P67" style:parent-style-name="PreformattedText" style:family="paragraph">
      <style:paragraph-properties fo:margin-bottom="0.1965in"/>
    </style:style>
    <style:style style:name="P68" style:parent-style-name="Textbody" style:family="paragraph"/>
    <style:style style:name="P69" style:parent-style-name="PreformattedText" style:family="paragraph">
      <style:paragraph-properties fo:margin-bottom="0.1965in"/>
    </style:style>
    <style:style style:name="P70" style:parent-style-name="Textbody" style:family="paragraph"/>
    <style:style style:name="P71" style:parent-style-name="PreformattedText" style:family="paragraph">
      <style:paragraph-properties fo:margin-bottom="0.1965in"/>
    </style:style>
    <style:style style:name="P72" style:parent-style-name="Textbody" style:family="paragraph"/>
    <style:style style:name="P73" style:parent-style-name="PreformattedText" style:family="paragraph">
      <style:paragraph-properties fo:margin-bottom="0.1965in"/>
    </style:style>
    <style:style style:name="P74" style:parent-style-name="Textbody" style:family="paragraph"/>
    <style:style style:name="P75" style:parent-style-name="PreformattedText" style:family="paragraph">
      <style:paragraph-properties fo:margin-bottom="0.1965in"/>
    </style:style>
    <style:style style:name="P76" style:parent-style-name="PreformattedText" style:family="paragraph">
      <style:paragraph-properties fo:margin-bottom="0.1965in"/>
    </style:style>
    <style:style style:name="P77" style:parent-style-name="Textbody" style:family="paragraph"/>
    <style:style style:name="P78" style:parent-style-name="PreformattedText" style:family="paragraph">
      <style:paragraph-properties fo:margin-bottom="0.1965in"/>
    </style:style>
    <style:style style:name="P79" style:parent-style-name="Textbody" style:family="paragraph"/>
    <style:style style:name="P80" style:parent-style-name="PreformattedText" style:family="paragraph">
      <style:paragraph-properties fo:margin-bottom="0.1965in"/>
    </style:style>
    <style:style style:name="P81" style:parent-style-name="Textbody" style:family="paragraph"/>
    <style:style style:name="P82" style:parent-style-name="PreformattedText" style:family="paragraph">
      <style:paragraph-properties fo:margin-bottom="0.1965in"/>
    </style:style>
    <style:style style:name="P83" style:parent-style-name="PreformattedText" style:family="paragraph">
      <style:paragraph-properties fo:margin-bottom="0.1965in"/>
    </style:style>
    <style:style style:name="P84" style:parent-style-name="Textbody" style:family="paragraph"/>
    <style:style style:name="P85" style:parent-style-name="PreformattedText" style:family="paragraph">
      <style:paragraph-properties fo:margin-bottom="0.1965in"/>
    </style:style>
    <style:style style:name="P86" style:parent-style-name="PreformattedText" style:family="paragraph">
      <style:paragraph-properties fo:margin-bottom="0.1965in"/>
    </style:style>
    <style:style style:name="P87" style:parent-style-name="Textbody" style:family="paragraph"/>
    <style:style style:name="P88" style:parent-style-name="PreformattedText" style:family="paragraph">
      <style:paragraph-properties fo:margin-bottom="0.1965in"/>
    </style:style>
    <style:style style:name="P89" style:parent-style-name="Textbody" style:family="paragraph"/>
    <style:style style:name="P90" style:parent-style-name="PreformattedText" style:family="paragraph">
      <style:paragraph-properties fo:margin-bottom="0.1965in"/>
    </style:style>
    <style:style style:name="P91" style:parent-style-name="Textbody" style:family="paragraph"/>
    <style:style style:name="P92" style:parent-style-name="PreformattedText" style:family="paragraph">
      <style:paragraph-properties fo:margin-bottom="0.1965in"/>
    </style:style>
    <style:style style:name="P93" style:parent-style-name="Textbody" style:family="paragraph"/>
    <style:style style:name="P94" style:parent-style-name="PreformattedText" style:family="paragraph">
      <style:paragraph-properties fo:margin-bottom="0.1965in"/>
    </style:style>
    <style:style style:name="P95" style:parent-style-name="Textbody" style:family="paragraph"/>
    <style:style style:name="P96" style:parent-style-name="PreformattedText" style:family="paragraph">
      <style:paragraph-properties fo:margin-bottom="0.1965in"/>
    </style:style>
    <style:style style:name="P97" style:parent-style-name="Textbody" style:family="paragraph"/>
    <style:style style:name="P98" style:parent-style-name="PreformattedText" style:family="paragraph">
      <style:paragraph-properties fo:margin-bottom="0.1965in"/>
    </style:style>
    <style:style style:name="P99" style:parent-style-name="Textbody" style:family="paragraph"/>
    <style:style style:name="P100" style:parent-style-name="PreformattedText" style:family="paragraph">
      <style:paragraph-properties fo:margin-bottom="0.1965in"/>
    </style:style>
    <style:style style:name="P101" style:parent-style-name="Textbody" style:family="paragraph"/>
    <style:style style:name="P102" style:parent-style-name="PreformattedText" style:family="paragraph">
      <style:paragraph-properties fo:margin-bottom="0.1965in"/>
    </style:style>
    <style:style style:name="P103" style:parent-style-name="Textbody" style:family="paragraph"/>
    <style:style style:name="P104" style:parent-style-name="PreformattedText" style:family="paragraph">
      <style:paragraph-properties fo:margin-bottom="0.1965in"/>
    </style:style>
    <style:style style:name="P105" style:parent-style-name="Textbody" style:family="paragraph"/>
    <style:style style:name="P106" style:parent-style-name="PreformattedText" style:family="paragraph">
      <style:paragraph-properties fo:margin-bottom="0.1965in"/>
    </style:style>
    <style:style style:name="P107" style:parent-style-name="Textbody" style:family="paragraph"/>
    <style:style style:name="P108" style:parent-style-name="PreformattedText" style:family="paragraph">
      <style:paragraph-properties fo:margin-bottom="0.1965in"/>
    </style:style>
    <style:style style:name="P109" style:parent-style-name="Textbody" style:family="paragraph"/>
    <style:style style:name="P110" style:parent-style-name="PreformattedText" style:family="paragraph">
      <style:paragraph-properties fo:margin-bottom="0.1965in"/>
    </style:style>
    <style:style style:name="P111" style:parent-style-name="Textbody" style:family="paragraph"/>
    <style:style style:name="P112" style:parent-style-name="PreformattedText" style:family="paragraph">
      <style:paragraph-properties fo:margin-bottom="0.1965in"/>
    </style:style>
  </office:automatic-styles>
  <office:body>
    <office:text text:use-soft-page-breaks="true">
      <text:p text:style-name="P1"/>
      <text:p text:style-name="Textbody">https://github.com/fruizotero/back-calculadora-template</text:p>
      <text:p text:style-name="Textbody">Claro, aquí tienes ejemplos de<text:s/><text:span text:style-name="SourceText">Dockerfile</text:span><text:s/>y<text:s/><text:span text:style-name="SourceText">docker-compose.yml</text:span><text:s/>con varias alternativas disponibles para configurar contenedores.</text:p>
      <text:h text:style-name="Título3" text:outline-level="3">1.<text:s/><text:span text:style-name="StrongEmphasis">Ejemplo de<text:s/></text:span><text:span text:style-name="SourceText">Dockerfile</text:span><text:span text:style-name="StrongEmphasis">:</text:span></text:h>
      <text:p text:style-name="Textbody">Este<text:s/><text:span text:style-name="SourceText">Dockerfile</text:span><text:s/>se utiliza para crear una imagen Docker a partir de una aplicación Node.js.</text:p>
      <text:h text:style-name="Título4" text:outline-level="4">Dockerfile para una aplicación Node.js:</text:h>
      <text:p text:style-name="PreformattedText">dockerfile</text:p>
      <text:p text:style-name="PreformattedText">Copiar código</text:p>
      <text:p text:style-name="PreformattedText"><text:span text:style-name="SourceText"># Usa una imagen base de Node.js</text:span></text:p>
      <text:p text:style-name="PreformattedText"><text:span text:style-name="SourceText">FROM node:18</text:span></text:p>
      <text:p text:style-name="PreformattedText"/>
      <text:p text:style-name="PreformattedText"><text:span text:style-name="SourceText"># Establece el directorio de trabajo en /app</text:span></text:p>
      <text:p text:style-name="PreformattedText"><text:span text:style-name="SourceText">WORKDIR /app</text:span></text:p>
      <text:p text:style-name="PreformattedText"/>
      <text:p text:style-name="PreformattedText"><text:span text:style-name="SourceText"># Copia los archivos package.json y package-lock.json</text:span></text:p>
      <text:p text:style-name="PreformattedText"><text:span text:style-name="SourceText">COPY package*.json ./</text:span></text:p>
      <text:p text:style-name="PreformattedText"/>
      <text:p text:style-name="PreformattedText"><text:span text:style-name="SourceText"># Instala las dependencias de la aplicación</text:span></text:p>
      <text:p text:style-name="PreformattedText"><text:span text:style-name="SourceText">RUN npm instal</text:span><text:span text:style-name="SourceText">l</text:span></text:p>
      <text:p text:style-name="PreformattedText"/>
      <text:p text:style-name="PreformattedText"><text:span text:style-name="SourceText"># Copia todo el código fuente al contenedor</text:span></text:p>
      <text:p text:style-name="PreformattedText"><text:span text:style-name="SourceText">COPY . .</text:span></text:p>
      <text:p text:style-name="PreformattedText"/>
      <text:p text:style-name="PreformattedText"><text:span text:style-name="SourceText"># Expone el puerto en el que la aplicación escuchará</text:span></text:p>
      <text:p text:style-name="PreformattedText"><text:span text:style-name="SourceText">EXPOSE 3000</text:span></text:p>
      <text:p text:style-name="PreformattedText"/>
      <text:p text:style-name="PreformattedText"><text:span text:style-name="SourceText"># Define el comando para ejecutar la aplicación</text:span></text:p>
      <text:p text:style-name="P2"><text:span text:style-name="SourceText">CMD ["npm", "start"]</text:span></text:p>
      <text:p text:style-name="Textbody"><text:span text:style-name="StrongEmphasis">Alternativas en Dockerfile</text:span>:</text:p>
      <text:list text:style-name="LFO1" text:continue-numbering="true">
        <text:list-item>
          <text:p text:style-name="P3"><text:span text:style-name="StrongEmphasis">Construcción con archivos<text:s/></text:span><text:span text:style-name="StrongEmphasis">específicos</text:span>: Puedes usar<text:s/><text:span text:style-name="SourceText">COPY</text:span><text:s/>o<text:s/><text:span text:style-name="SourceText">ADD</text:span><text:s/>para copiar archivos específicos o directorios.</text:p>
        </text:list-item>
        <text:list-item>
          <text:p text:style-name="P4"><text:span text:style-name="StrongEmphasis">Uso de<text:s/></text:span><text:span text:style-name="SourceText">ENTRYPOINT</text:span>: En lugar de<text:s/><text:span text:style-name="SourceText">CMD</text:span>, puedes usar<text:s/><text:span text:style-name="SourceText">ENTRYPOINT</text:span><text:s/>para definir cómo se inicia la aplicación, lo que no se puede sobrescribir fácilmente en el comando de ejecución.</text:p>
        </text:list-item>
      </text:list>
      <text:h text:style-name="Título4" text:outline-level="4">Ejemplo con<text:s/><text:span text:style-name="SourceText">ENTRYPOINT</text:span>:</text:h>
      <text:p text:style-name="PreformattedText">dockerfile</text:p>
      <text:p text:style-name="PreformattedText">Copiar código</text:p>
      <text:p text:style-name="PreformattedText"><text:span text:style-name="SourceText"># Usa una imagen base de Node.js</text:span></text:p>
      <text:p text:style-name="PreformattedText"><text:span text:style-name="SourceText">FROM node:18</text:span></text:p>
      <text:p text:style-name="PreformattedText"/>
      <text:p text:style-name="PreformattedText"><text:span text:style-name="SourceText">WORKDIR /app</text:span></text:p>
      <text:p text:style-name="PreformattedText"><text:span text:style-name="SourceText">COPY . .</text:span></text:p>
      <text:p text:style-name="PreformattedText"/>
      <text:p text:style-name="PreformattedText"><text:span text:style-name="SourceText">RUN npm install</text:span></text:p>
      <text:p text:style-name="PreformattedText"/>
      <text:p text:style-name="PreformattedText"><text:span text:style-name="SourceText">EXPOSE 3000</text:span></text:p>
      <text:p text:style-name="PreformattedText"/>
      <text:p text:style-name="P5"><text:span text:style-name="SourceText">ENTRYPOINT ["npm", "start"]</text:span></text:p>
      <text:p text:style-name="Textbody">Este enfoque asegura que el contenedor siempre ejecute<text:s/><text:span text:style-name="SourceText">npm start</text:span><text:s/>cuando se inicie.</text:p>
      <text:p text:style-name="HorizontalLine"/>
      <text:h text:style-name="Título3" text:outline-level="3">2.<text:s/><text:span text:style-name="StrongEmphasis">Ejemplo de<text:s/></text:span><text:span text:style-name="SourceText">docker-compose.yml</text:span><text:span text:style-name="StrongEmphasis">:</text:span></text:h>
      <text:p text:style-name="Textbody">En este ejemplo, vamos a definir un servicio que ejecuta la aplicación Node.js (de nuestro<text:s/><text:span text:style-name="SourceText">Dockerfile</text:span>) y también configura un servicio de base de datos PostgreSQL.</text:p>
      <text:h text:style-name="Título4" text:outline-level="4">docker-compose.yml básico con Node.js<text:s/>y PostgreSQL:</text:h>
      <text:p text:style-name="PreformattedText">yaml</text:p>
      <text:p text:style-name="PreformattedText">Copiar código</text:p>
      <text:p text:style-name="PreformattedText"><text:span text:style-name="SourceText">version: '3.8'</text:span></text:p>
      <text:p text:style-name="PreformattedText"/>
      <text:p text:style-name="PreformattedText"><text:span text:style-name="SourceText">services:</text:span></text:p>
      <text:p text:style-name="PreformattedText"><text:span text:style-name="SourceText"><text:s text:c="2"/># Servicio de la aplicación Node.js</text:span></text:p>
      <text:p text:style-name="PreformattedText"><text:span text:style-name="SourceText"><text:s text:c="2"/>app:</text:span></text:p>
      <text:p text:style-name="PreformattedText"><text:span text:style-name="SourceText"><text:s text:c="4"/>build: .</text:span></text:p>
      <text:p text:style-name="PreformattedText"><text:span text:style-name="SourceText"><text:s text:c="4"/>ports:</text:span></text:p>
      <text:p text:style-name="PreformattedText"><text:span text:style-name="SourceText"><text:s text:c="6"/>- "3000:3000" <text:s/># Mapea el puerto 3000 del contenedor al puerto 3000 de la máquina local</text:span></text:p>
      <text:p text:style-name="PreformattedText"><text:span text:style-name="SourceText"><text:s text:c="4"/>environment:</text:span></text:p>
      <text:p text:style-name="PreformattedText"><text:span text:style-name="SourceText"><text:s text:c="6"/>- NODE_ENV=</text:span><text:span text:style-name="SourceText">development</text:span></text:p>
      <text:p text:style-name="PreformattedText"><text:span text:style-name="SourceText"><text:s text:c="4"/>depends_on:</text:span></text:p>
      <text:p text:style-name="PreformattedText"><text:span text:style-name="SourceText"><text:s text:c="6"/>- db <text:s/># Asegura que la base de datos se inicie antes de la app</text:span></text:p>
      <text:p text:style-name="PreformattedText"/>
      <text:p text:style-name="PreformattedText"><text:span text:style-name="SourceText"><text:s text:c="2"/># Servicio de PostgreSQL</text:span></text:p>
      <text:p text:style-name="PreformattedText"><text:span text:style-name="SourceText"><text:s text:c="2"/>db:</text:span></text:p>
      <text:p text:style-name="PreformattedText"><text:span text:style-name="SourceText"><text:s text:c="4"/>image: postgres:13</text:span></text:p>
      <text:p text:style-name="PreformattedText"><text:span text:style-name="SourceText"><text:s text:c="4"/>environment:</text:span></text:p>
      <text:p text:style-name="PreformattedText"><text:span text:style-name="SourceText"><text:s text:c="6"/>POSTGRES_USER: user</text:span></text:p>
      <text:p text:style-name="PreformattedText"><text:span text:style-name="SourceText"><text:s text:c="6"/>POSTGRES_PASSWORD: password</text:span></text:p>
      <text:p text:style-name="PreformattedText"><text:span text:style-name="SourceText"><text:s text:c="6"/>POSTGRES_DB: myapp</text:span></text:p>
      <text:p text:style-name="PreformattedText"><text:span text:style-name="SourceText"><text:s text:c="4"/>ports:</text:span></text:p>
      <text:p text:style-name="PreformattedText"><text:span text:style-name="SourceText"><text:s text:c="6"/>- "5432:5432" <text:s/># Mapea el puerto de PostgreSQL</text:span></text:p>
      <text:p text:style-name="PreformattedText"><text:span text:style-name="SourceText"><text:s text:c="4"/>volumes:</text:span></text:p>
      <text:p text:style-name="PreformattedText"><text:span text:style-name="SourceText"><text:s text:c="6"/>- postgres_data:/var/lib/postgresql/data <text:s/># Volumen persistente para la base de datos</text:span></text:p>
      <text:p text:style-name="PreformattedText"/>
      <text:p text:style-name="PreformattedText"><text:span text:style-name="SourceText">volumes:</text:span></text:p>
      <text:p text:style-name="P6"><text:span text:style-name="SourceText"><text:s text:c="2"/>postgres_data: <text:s/># Define un volumen persistente para los datos de<text:s/></text:span><text:span text:style-name="SourceText">PostgreSQL</text:span></text:p>
      <text:p text:style-name="Textbody"><text:span text:style-name="StrongEmphasis">Alternativas en Docker Compose:</text:span></text:p>
      <text:list text:style-name="LFO2" text:continue-numbering="true">
        <text:list-item>
          <text:p text:style-name="P7"><text:span text:style-name="StrongEmphasis">Uso de<text:s/></text:span><text:span text:style-name="SourceText">networks</text:span>: Puedes definir redes personalizadas para la comunicación entre contenedores.</text:p>
        </text:list-item>
      </text:list>
      <text:p text:style-name="PreformattedText">yaml</text:p>
      <text:p text:style-name="PreformattedText">Copiar código</text:p>
      <text:p text:style-name="PreformattedText"><text:span text:style-name="SourceText">networks:</text:span></text:p>
      <text:p text:style-name="PreformattedText"><text:span text:style-name="SourceText"><text:s text:c="2"/>custom_network:</text:span></text:p>
      <text:p text:style-name="P8"><text:span text:style-name="SourceText"><text:s text:c="4"/>driver: bridge</text:span></text:p>
      <text:p text:style-name="Textbody">Y asignar a cada servicio:</text:p>
      <text:soft-page-break/>
      <text:p text:style-name="PreformattedText">yaml</text:p>
      <text:p text:style-name="PreformattedText">Copiar código</text:p>
      <text:p text:style-name="PreformattedText"><text:span text:style-name="SourceText">app:</text:span></text:p>
      <text:p text:style-name="PreformattedText"><text:span text:style-name="SourceText"><text:s text:c="2"/></text:span><text:span text:style-name="SourceText">networks:</text:span></text:p>
      <text:p text:style-name="PreformattedText"><text:span text:style-name="SourceText"><text:s text:c="4"/>- custom_network</text:span></text:p>
      <text:p text:style-name="PreformattedText"><text:span text:style-name="SourceText">db:</text:span></text:p>
      <text:p text:style-name="PreformattedText"><text:span text:style-name="SourceText"><text:s text:c="2"/>networks:</text:span></text:p>
      <text:p text:style-name="P9"><text:span text:style-name="SourceText"><text:s text:c="4"/>- custom_network</text:span></text:p>
      <text:list text:style-name="LFO2" text:continue-numbering="true">
        <text:list-item>
          <text:p text:style-name="P10"><text:span text:style-name="StrongEmphasis">Reiniciar contenedores automáticamente</text:span>: Usa<text:s/><text:span text:style-name="SourceText">restart</text:span><text:s/>para que los contenedores se reinicien si fallan.</text:p>
        </text:list-item>
      </text:list>
      <text:p text:style-name="PreformattedText">yaml</text:p>
      <text:p text:style-name="PreformattedText">Copiar código</text:p>
      <text:p text:style-name="PreformattedText"><text:span text:style-name="SourceText">app:</text:span></text:p>
      <text:p text:style-name="P11"><text:span text:style-name="SourceText"><text:s text:c="2"/>restart: always <text:s/># Reinicia el contenedor si se detiene</text:span></text:p>
      <text:list text:style-name="LFO2" text:continue-numbering="true">
        <text:list-item>
          <text:p text:style-name="P12"><text:span text:style-name="StrongEmphasis">Dependencias con<text:s/></text:span><text:span text:style-name="SourceText">depends_on</text:span>: Esto asegura que el servicio de base de datos se inicie antes que la aplicación.</text:p>
        </text:list-item>
      </text:list>
      <text:p text:style-name="PreformattedText">yaml</text:p>
      <text:p text:style-name="PreformattedText">Copiar código</text:p>
      <text:p text:style-name="PreformattedText"><text:span text:style-name="SourceText">app:</text:span></text:p>
      <text:p text:style-name="PreformattedText"><text:span text:style-name="SourceText"><text:s text:c="2"/>depends_on:</text:span></text:p>
      <text:p text:style-name="P13"><text:span text:style-name="SourceText"><text:s text:c="4"/>- db</text:span></text:p>
      <text:p text:style-name="HorizontalLine"/>
      <text:h text:style-name="Título3" text:outline-level="3">3.<text:s/><text:span text:style-name="StrongEmphasis">Ejemplo de Docker Compose con Redis y Node.js (Escalado y Uso de Caché):</text:span></text:h>
      <text:p text:style-name="Textbody">En este ejemplo, tenemos un servicio de Node.js que se conecta a un servicio de Redis, además de usar la opción de escalado para el servicio de<text:s/>la aplicación.</text:p>
      <text:p text:style-name="PreformattedText">yaml</text:p>
      <text:p text:style-name="PreformattedText">Copiar código</text:p>
      <text:p text:style-name="PreformattedText"><text:span text:style-name="SourceText">version: '3.8'</text:span></text:p>
      <text:p text:style-name="PreformattedText"/>
      <text:p text:style-name="PreformattedText"><text:span text:style-name="SourceText">services:</text:span></text:p>
      <text:p text:style-name="PreformattedText"><text:span text:style-name="SourceText"><text:s text:c="2"/>app:</text:span></text:p>
      <text:p text:style-name="PreformattedText"><text:span text:style-name="SourceText"><text:s text:c="4"/>build: .</text:span></text:p>
      <text:p text:style-name="PreformattedText"><text:span text:style-name="SourceText"><text:s text:c="4"/>ports:</text:span></text:p>
      <text:p text:style-name="PreformattedText"><text:span text:style-name="SourceText"><text:s text:c="6"/>- "3000:3000"</text:span></text:p>
      <text:p text:style-name="PreformattedText"><text:span text:style-name="SourceText"><text:s text:c="4"/>environment:</text:span></text:p>
      <text:p text:style-name="PreformattedText"><text:span text:style-name="SourceText"><text:s text:c="6"/>- NODE_ENV=production</text:span></text:p>
      <text:p text:style-name="PreformattedText"><text:span text:style-name="SourceText"><text:s text:c="4"/>depends_on:</text:span></text:p>
      <text:p text:style-name="PreformattedText"><text:span text:style-name="SourceText"><text:s text:c="6"/>- redis</text:span></text:p>
      <text:p text:style-name="PreformattedText"><text:span text:style-name="SourceText"><text:s text:c="4"/>scale:</text:span></text:p>
      <text:p text:style-name="PreformattedText"><text:span text:style-name="SourceText"><text:s text:c="6"/>replicas: 3 <text:s/># Escala el servicio para que se ejecute</text:span><text:span text:style-name="SourceText"><text:s/>en 3 contenedores</text:span></text:p>
      <text:p text:style-name="PreformattedText"><text:span text:style-name="SourceText"><text:s text:c="4"/>networks:</text:span></text:p>
      <text:p text:style-name="PreformattedText"><text:span text:style-name="SourceText"><text:s text:c="6"/>- backend</text:span></text:p>
      <text:p text:style-name="PreformattedText"/>
      <text:p text:style-name="PreformattedText"><text:span text:style-name="SourceText"><text:s text:c="2"/>redis:</text:span></text:p>
      <text:p text:style-name="PreformattedText"><text:span text:style-name="SourceText"><text:s text:c="4"/>image: redis:alpine</text:span></text:p>
      <text:p text:style-name="PreformattedText"><text:span text:style-name="SourceText"><text:s text:c="4"/>ports:</text:span></text:p>
      <text:p text:style-name="PreformattedText"><text:span text:style-name="SourceText"><text:s text:c="6"/>- "6379:6379"</text:span></text:p>
      <text:soft-page-break/>
      <text:p text:style-name="PreformattedText"><text:span text:style-name="SourceText"><text:s text:c="4"/>networks:</text:span></text:p>
      <text:p text:style-name="PreformattedText"><text:span text:style-name="SourceText"><text:s text:c="6"/>- backend</text:span></text:p>
      <text:p text:style-name="PreformattedText"/>
      <text:p text:style-name="PreformattedText"><text:span text:style-name="SourceText">networks:</text:span></text:p>
      <text:p text:style-name="PreformattedText"><text:span text:style-name="SourceText"><text:s text:c="2"/>backend:</text:span></text:p>
      <text:p text:style-name="P14"><text:span text:style-name="SourceText"><text:s text:c="4"/>driver: bridge</text:span></text:p>
      <text:p text:style-name="Textbody">En este caso, el servicio<text:s/><text:span text:style-name="SourceText">app</text:span><text:s/>(Node.js) usa Redis como caché, y se escalan tres instancias de la aplicación. La opción<text:s/><text:span text:style-name="SourceText">scale</text:span><text:s/>te permite gestionar fácilmente la cantidad de réplicas de un servicio.</text:p>
      <text:p text:style-name="HorizontalLine"/>
      <text:h text:style-name="Título3" text:outline-level="3">4.<text:s/><text:span text:style-name="StrongEmphasis">Docker Compose con Variables de Entorno en un Archivo<text:s/></text:span><text:span text:style-name="SourceText">.env</text:span><text:span text:style-name="StrongEmphasis">:</text:span></text:h>
      <text:p text:style-name="Textbody">Si prefieres manejar las<text:s/>variables de entorno fuera del archivo<text:s/><text:span text:style-name="SourceText">docker-compose.yml</text:span>, puedes usar un archivo<text:s/><text:span text:style-name="SourceText">.env</text:span>.</text:p>
      <text:h text:style-name="Título4" text:outline-level="4">.env (archivo de entorno):</text:h>
      <text:p text:style-name="PreformattedText">env</text:p>
      <text:p text:style-name="PreformattedText">Copiar código</text:p>
      <text:p text:style-name="PreformattedText"><text:span text:style-name="SourceText">DB_USER=user</text:span></text:p>
      <text:p text:style-name="PreformattedText"><text:span text:style-name="SourceText">DB_PASSWORD=password</text:span></text:p>
      <text:p text:style-name="P15"><text:span text:style-name="SourceText">DB_NAME=myapp</text:span></text:p>
      <text:h text:style-name="Título4" text:outline-level="4">docker-compose.yml con el archivo<text:s/><text:span text:style-name="SourceText">.env</text:span>:</text:h>
      <text:p text:style-name="PreformattedText">yaml</text:p>
      <text:p text:style-name="PreformattedText">Copiar código</text:p>
      <text:p text:style-name="PreformattedText"><text:span text:style-name="SourceText">version: '3.8'</text:span></text:p>
      <text:p text:style-name="PreformattedText"/>
      <text:p text:style-name="PreformattedText"><text:span text:style-name="SourceText">services:</text:span></text:p>
      <text:p text:style-name="PreformattedText"><text:span text:style-name="SourceText"><text:s text:c="2"/>app:</text:span></text:p>
      <text:p text:style-name="PreformattedText"><text:span text:style-name="SourceText"><text:s text:c="4"/>build: .</text:span></text:p>
      <text:p text:style-name="PreformattedText"><text:span text:style-name="SourceText"><text:s text:c="4"/>ports:</text:span></text:p>
      <text:p text:style-name="PreformattedText"><text:span text:style-name="SourceText"><text:s text:c="6"/>- "3000:3000"</text:span></text:p>
      <text:p text:style-name="PreformattedText"><text:span text:style-name="SourceText"><text:s text:c="4"/>environment:</text:span></text:p>
      <text:p text:style-name="PreformattedText"><text:span text:style-name="SourceText"><text:s text:c="6"/>- DB_USER=${DB_USER}</text:span></text:p>
      <text:p text:style-name="PreformattedText"><text:span text:style-name="SourceText"><text:s text:c="6"/>- DB_PASSWORD=${DB_PASSWORD}</text:span></text:p>
      <text:p text:style-name="PreformattedText"><text:span text:style-name="SourceText"><text:s text:c="6"/>- DB_NAME=${DB_NAME}</text:span></text:p>
      <text:p text:style-name="PreformattedText"><text:span text:style-name="SourceText"><text:s text:c="4"/>depends_on:</text:span></text:p>
      <text:p text:style-name="PreformattedText"><text:span text:style-name="SourceText"><text:s text:c="6"/>- db</text:span></text:p>
      <text:p text:style-name="PreformattedText"/>
      <text:p text:style-name="PreformattedText"><text:span text:style-name="SourceText"><text:s text:c="2"/>db:</text:span></text:p>
      <text:p text:style-name="PreformattedText"><text:span text:style-name="SourceText"><text:s text:c="4"/>image: postgres:13</text:span></text:p>
      <text:p text:style-name="PreformattedText"><text:span text:style-name="SourceText"><text:s text:c="4"/>environment:</text:span></text:p>
      <text:p text:style-name="PreformattedText"><text:span text:style-name="SourceText"><text:s text:c="6"/></text:span><text:span text:style-name="SourceText">POSTGRES_USER: ${DB_USER}</text:span></text:p>
      <text:p text:style-name="PreformattedText"><text:span text:style-name="SourceText"><text:s text:c="6"/>POSTGRES_PASSWORD: ${DB_PASSWORD}</text:span></text:p>
      <text:p text:style-name="PreformattedText"><text:span text:style-name="SourceText"><text:s text:c="6"/>POSTGRES_DB: ${DB_NAME}</text:span></text:p>
      <text:p text:style-name="PreformattedText"><text:span text:style-name="SourceText"><text:s text:c="4"/>ports:</text:span></text:p>
      <text:p text:style-name="PreformattedText"><text:span text:style-name="SourceText"><text:s text:c="6"/>- "5432:5432"</text:span></text:p>
      <text:p text:style-name="P16"/>
      <text:p text:style-name="Textbody">Este enfoque te permite manejar variables de entorno sin tener que hardcodearlas directamente en el archivo<text:s/><text:span text:style-name="SourceText">docker-compose.yml</text:span>,<text:s/>lo que es útil para mantener configuraciones más seguras.</text:p>
      <text:p text:style-name="HorizontalLine"/>
      <text:h text:style-name="Título3" text:outline-level="3">5.<text:s/><text:span text:style-name="StrongEmphasis">Docker Compose con un Servicio Web y un Backend en Diferentes Contenedores (Node.js y Nginx):</text:span></text:h>
      <text:p text:style-name="Textbody">Aquí tienes un ejemplo de cómo se puede configurar un contenedor para un backend (Node.js) y otro contenedor para un frontend con Nginx.</text:p>
      <text:p text:style-name="PreformattedText">yaml</text:p>
      <text:p text:style-name="PreformattedText">Copiar código</text:p>
      <text:p text:style-name="PreformattedText"><text:span text:style-name="SourceText">version: '3.8'</text:span></text:p>
      <text:p text:style-name="PreformattedText"/>
      <text:p text:style-name="PreformattedText"><text:span text:style-name="SourceText">services:</text:span></text:p>
      <text:p text:style-name="PreformattedText"><text:span text:style-name="SourceText"><text:s text:c="2"/>backend:</text:span></text:p>
      <text:p text:style-name="PreformattedText"><text:span text:style-name="SourceText"><text:s text:c="4"/>build: ./backend</text:span></text:p>
      <text:p text:style-name="PreformattedText"><text:span text:style-name="SourceText"><text:s text:c="4"/>ports:</text:span></text:p>
      <text:p text:style-name="PreformattedText"><text:span text:style-name="SourceText"><text:s text:c="6"/>- "3000:3000"</text:span></text:p>
      <text:p text:style-name="PreformattedText"><text:span text:style-name="SourceText"><text:s text:c="4"/>environment:</text:span></text:p>
      <text:p text:style-name="PreformattedText"><text:span text:style-name="SourceText"><text:s text:c="6"/>- NODE_ENV=production</text:span></text:p>
      <text:p text:style-name="PreformattedText"/>
      <text:p text:style-name="PreformattedText"><text:span text:style-name="SourceText"><text:s text:c="2"/>frontend:</text:span></text:p>
      <text:p text:style-name="PreformattedText"><text:span text:style-name="SourceText"><text:s text:c="4"/>image: nginx:alpine</text:span></text:p>
      <text:p text:style-name="PreformattedText"><text:span text:style-name="SourceText"><text:s text:c="4"/>ports:</text:span></text:p>
      <text:p text:style-name="PreformattedText"><text:span text:style-name="SourceText"><text:s text:c="6"/>- "80:80"</text:span></text:p>
      <text:p text:style-name="PreformattedText"><text:span text:style-name="SourceText"><text:s text:c="4"/>volumes:</text:span></text:p>
      <text:p text:style-name="PreformattedText"><text:span text:style-name="SourceText"><text:s text:c="6"/>- ./frontend:/usr/share/nginx/html:ro</text:span></text:p>
      <text:p text:style-name="PreformattedText"><text:span text:style-name="SourceText"><text:s text:c="4"/>depends_on:</text:span></text:p>
      <text:p text:style-name="PreformattedText"><text:span text:style-name="SourceText"><text:s text:c="6"/>- backend</text:span></text:p>
      <text:p text:style-name="P17"/>
      <text:p text:style-name="Textbody">En este caso, el servicio de<text:s/><text:span text:style-name="SourceText">backend</text:span><text:s/>está en un contenedor con Node.js, mientras que el servicio de<text:s/><text:span text:style-name="SourceText">frontend</text:span><text:s/>está configurado con Nginx, sirviendo archivos estáticos.</text:p>
      <text:p text:style-name="HorizontalLine"/>
      <text:h text:style-name="Título3" text:outline-level="3">Resumen:</text:h>
      <text:list text:style-name="LFO3" text:continue-numbering="true">
        <text:list-item>
          <text:p text:style-name="P18"><text:span text:style-name="SourceText">Dockerfile</text:span>: Dependiendo de tus necesidades, puedes usar<text:s/><text:span text:style-name="SourceText">CMD</text:span><text:s/>o<text:s/><text:span text:style-name="SourceText">ENTRYPOINT</text:span>, y definir si usarás<text:s/><text:span text:style-name="SourceText">COPY</text:span><text:s/>o<text:s/><text:span text:style-name="SourceText">ADD</text:span><text:s/>para tus archivos.</text:p>
        </text:list-item>
        <text:list-item>
          <text:p text:style-name="P19"><text:span text:style-name="SourceText">docker-compose.yml</text:span>: Usualmente, se usan<text:s/><text:span text:style-name="SourceText">depends_on</text:span><text:s/>y redes (<text:span text:style-name="SourceText">networks</text:span>) para controlar la relación entre servicios. Puedes<text:s/>escalar servicios con<text:s/><text:span text:style-name="SourceText">scale</text:span><text:s/>y manejar variables con<text:s/><text:span text:style-name="SourceText">.env</text:span>.</text:p>
        </text:list-item>
        <text:list-item>
          <text:p text:style-name="P20"><text:span text:style-name="StrongEmphasis">Escalabilidad y Volúmenes</text:span>: Docker Compose permite manejar escalabilidad y almacenamiento persistente de manera sencilla con la opción<text:s/><text:span text:style-name="SourceText">volumes</text:span>.</text:p>
        </text:list-item>
      </text:list>
      <text:p text:style-name="Textbody">Estas son algunas formas básicas y avanzadas de configurar contenedores y servicios con Docker. Puedes adaptarlas según tu proyecto y requisitos específicos.</text:p>
      <text:p text:style-name="Standard"/>
      <text:p text:style-name="Standard"/>
      <text:p text:style-name="Standard"/>
      <text:list text:style-name="LFO4" text:continue-numbering="true">
        <text:list-item>
          <text:p text:style-name="P21"><text:span text:style-name="SourceText">docker --version</text:span></text:p>
        </text:list-item>
        <text:list-item>
          <text:p text:style-name="P22"><text:span text:style-name="StrongEmphasis">Ver información sobre Docker (sistema):</text:span></text:p>
        </text:list-item>
      </text:list>
      <text:soft-page-break/>
      <text:p text:style-name="PreformattedText">bash</text:p>
      <text:p text:style-name="PreformattedText">Copiar código</text:p>
      <text:p text:style-name="P23"><text:span text:style-name="SourceText">docker info</text:span></text:p>
      <text:h text:style-name="Título3" text:outline-level="3">2.<text:s/><text:span text:style-name="StrongEmphasis">Comandos para Gestionar Imágenes:</text:span></text:h>
      <text:list text:style-name="LFO5" text:continue-numbering="true">
        <text:list-item>
          <text:p text:style-name="P24"><text:span text:style-name="StrongEmphasis">Listar imágenes<text:s/></text:span><text:span text:style-name="StrongEmphasis">disponibles:</text:span></text:p>
        </text:list-item>
      </text:list>
      <text:p text:style-name="PreformattedText">bash</text:p>
      <text:p text:style-name="PreformattedText">Copiar código</text:p>
      <text:p text:style-name="P25"><text:span text:style-name="SourceText">docker images</text:span></text:p>
      <text:list text:style-name="LFO5" text:continue-numbering="true">
        <text:list-item>
          <text:p text:style-name="P26"><text:span text:style-name="StrongEmphasis">Obtener una imagen desde Docker Hub:</text:span></text:p>
        </text:list-item>
      </text:list>
      <text:p text:style-name="PreformattedText">bash</text:p>
      <text:p text:style-name="PreformattedText">Copiar código</text:p>
      <text:p text:style-name="P27"><text:span text:style-name="SourceText">docker pull &lt;imagen&gt;</text:span></text:p>
      <text:p text:style-name="Textbody">Ejemplo:</text:p>
      <text:p text:style-name="PreformattedText">bash</text:p>
      <text:p text:style-name="PreformattedText">Copiar código</text:p>
      <text:p text:style-name="P28"><text:span text:style-name="SourceText">docker pull node:18</text:span></text:p>
      <text:list text:style-name="LFO5" text:continue-numbering="true">
        <text:list-item>
          <text:p text:style-name="P29"><text:span text:style-name="StrongEmphasis">Eliminar una imagen:</text:span></text:p>
        </text:list-item>
      </text:list>
      <text:p text:style-name="PreformattedText">bash</text:p>
      <text:p text:style-name="PreformattedText">Copiar código</text:p>
      <text:p text:style-name="P30"><text:span text:style-name="SourceText">docker rmi &lt;imagen_id&gt;</text:span></text:p>
      <text:list text:style-name="LFO5" text:continue-numbering="true">
        <text:list-item>
          <text:p text:style-name="P31"><text:span text:style-name="StrongEmphasis">Construir una imagen a</text:span><text:span text:style-name="StrongEmphasis"><text:s/>partir de un Dockerfile:</text:span></text:p>
        </text:list-item>
      </text:list>
      <text:p text:style-name="PreformattedText">bash</text:p>
      <text:p text:style-name="PreformattedText">Copiar código</text:p>
      <text:p text:style-name="P32"><text:span text:style-name="SourceText">docker build -t &lt;nombre_imagen&gt; &lt;directorio&gt;</text:span></text:p>
      <text:p text:style-name="Textbody">Ejemplo:</text:p>
      <text:p text:style-name="PreformattedText">bash</text:p>
      <text:p text:style-name="PreformattedText">Copiar código</text:p>
      <text:p text:style-name="P33"><text:span text:style-name="SourceText">docker build -t mi-app .</text:span></text:p>
      <text:h text:style-name="Título3" text:outline-level="3">3.<text:s/><text:span text:style-name="StrongEmphasis">Comandos para Gestionar Contenedores:</text:span></text:h>
      <text:list text:style-name="LFO6" text:continue-numbering="true">
        <text:list-item>
          <text:p text:style-name="P34"><text:span text:style-name="StrongEmphasis">Ver contenedores en ejecución:</text:span></text:p>
        </text:list-item>
      </text:list>
      <text:p text:style-name="PreformattedText">bash</text:p>
      <text:p text:style-name="PreformattedText">Copiar código</text:p>
      <text:p text:style-name="P35"><text:span text:style-name="SourceText">docker ps</text:span></text:p>
      <text:list text:style-name="LFO6" text:continue-numbering="true">
        <text:list-item>
          <text:p text:style-name="P36"><text:span text:style-name="StrongEmphasis">Ver todos<text:s/></text:span><text:span text:style-name="StrongEmphasis">los contenedores (incluidos los detenidos):</text:span></text:p>
        </text:list-item>
      </text:list>
      <text:p text:style-name="PreformattedText">bash</text:p>
      <text:p text:style-name="PreformattedText">Copiar código</text:p>
      <text:p text:style-name="P37"><text:span text:style-name="SourceText">docker ps -a</text:span></text:p>
      <text:soft-page-break/>
      <text:list text:style-name="LFO6" text:continue-numbering="true">
        <text:list-item>
          <text:p text:style-name="P38"><text:span text:style-name="StrongEmphasis">Ejecutar un contenedor:</text:span></text:p>
        </text:list-item>
      </text:list>
      <text:p text:style-name="PreformattedText">bash</text:p>
      <text:p text:style-name="PreformattedText">Copiar código</text:p>
      <text:p text:style-name="P39"><text:span text:style-name="SourceText">docker run &lt;opciones&gt; &lt;imagen&gt;</text:span></text:p>
      <text:p text:style-name="Textbody">Ejemplo:</text:p>
      <text:p text:style-name="PreformattedText">bash</text:p>
      <text:p text:style-name="PreformattedText">Copiar código</text:p>
      <text:p text:style-name="P40"><text:span text:style-name="T41">docker run -d -p 3000:3000 node:18</text:span></text:p>
      <text:p text:style-name="Textbody">Opciones comunes:</text:p>
      <text:list text:style-name="LFO6" text:continue-numbering="true">
        <text:list-item>
          <text:list>
            <text:list-item>
              <text:p text:style-name="P42"><text:span text:style-name="SourceText">-d</text:span>: Ejecuta el contenedor<text:s/>en segundo plano (modo "detached").</text:p>
            </text:list-item>
            <text:list-item>
              <text:p text:style-name="P43"><text:span text:style-name="SourceText">-p</text:span>: Mapea puertos entre el contenedor y el host.</text:p>
            </text:list-item>
          </text:list>
        </text:list-item>
        <text:list-item>
          <text:p text:style-name="P44"><text:span text:style-name="StrongEmphasis">Acceder a un contenedor en ejecución (interactivo):</text:span></text:p>
        </text:list-item>
      </text:list>
      <text:p text:style-name="PreformattedText">bash</text:p>
      <text:p text:style-name="PreformattedText">Copiar código</text:p>
      <text:p text:style-name="P45"><text:span text:style-name="SourceText">docker exec -it &lt;container_id&gt; /bin/bash</text:span></text:p>
      <text:list text:style-name="LFO6" text:continue-numbering="true">
        <text:list-item>
          <text:p text:style-name="P46"><text:span text:style-name="StrongEmphasis">Detener un contenedor:</text:span></text:p>
        </text:list-item>
      </text:list>
      <text:p text:style-name="PreformattedText">bash</text:p>
      <text:p text:style-name="PreformattedText">Copiar código</text:p>
      <text:p text:style-name="P47"><text:span text:style-name="SourceText">docker stop &lt;con</text:span><text:span text:style-name="SourceText">tainer_id&gt;</text:span></text:p>
      <text:list text:style-name="LFO6" text:continue-numbering="true">
        <text:list-item>
          <text:p text:style-name="P48"><text:span text:style-name="StrongEmphasis">Reiniciar un contenedor:</text:span></text:p>
        </text:list-item>
      </text:list>
      <text:p text:style-name="PreformattedText">bash</text:p>
      <text:p text:style-name="PreformattedText">Copiar código</text:p>
      <text:p text:style-name="P49"><text:span text:style-name="SourceText">docker restart &lt;container_id&gt;</text:span></text:p>
      <text:list text:style-name="LFO6" text:continue-numbering="true">
        <text:list-item>
          <text:p text:style-name="P50"><text:span text:style-name="StrongEmphasis">Eliminar un contenedor:</text:span></text:p>
        </text:list-item>
      </text:list>
      <text:p text:style-name="PreformattedText">bash</text:p>
      <text:p text:style-name="PreformattedText">Copiar código</text:p>
      <text:p text:style-name="P51"><text:span text:style-name="SourceText">docker rm &lt;container_id&gt;</text:span></text:p>
      <text:list text:style-name="LFO6" text:continue-numbering="true">
        <text:list-item>
          <text:p text:style-name="P52"><text:span text:style-name="StrongEmphasis">Eliminar contenedores detenidos:</text:span></text:p>
        </text:list-item>
      </text:list>
      <text:p text:style-name="PreformattedText">bash</text:p>
      <text:p text:style-name="PreformattedText">Copiar código</text:p>
      <text:p text:style-name="P53"><text:span text:style-name="SourceText">docker container prune</text:span></text:p>
      <text:h text:style-name="Título3" text:outline-level="3">4.<text:s/><text:span text:style-name="StrongEmphasis">Comandos para Gestionar<text:s/></text:span><text:span text:style-name="StrongEmphasis">Redes:</text:span></text:h>
      <text:list text:style-name="LFO7" text:continue-numbering="true">
        <text:list-item>
          <text:p text:style-name="P54"><text:span text:style-name="StrongEmphasis">Listar redes existentes:</text:span></text:p>
        </text:list-item>
      </text:list>
      <text:p text:style-name="PreformattedText">bash</text:p>
      <text:p text:style-name="PreformattedText">Copiar código</text:p>
      <text:p text:style-name="P55"><text:span text:style-name="SourceText">docker network ls</text:span></text:p>
      <text:soft-page-break/>
      <text:list text:style-name="LFO7" text:continue-numbering="true">
        <text:list-item>
          <text:p text:style-name="P56"><text:span text:style-name="StrongEmphasis">Crear una nueva red:</text:span></text:p>
        </text:list-item>
      </text:list>
      <text:p text:style-name="PreformattedText">bash</text:p>
      <text:p text:style-name="PreformattedText">Copiar código</text:p>
      <text:p text:style-name="P57"><text:span text:style-name="SourceText">docker network create &lt;nombre_red&gt;</text:span></text:p>
      <text:list text:style-name="LFO7" text:continue-numbering="true">
        <text:list-item>
          <text:p text:style-name="P58"><text:span text:style-name="StrongEmphasis">Conectar un contenedor a una red:</text:span></text:p>
        </text:list-item>
      </text:list>
      <text:p text:style-name="PreformattedText">bash</text:p>
      <text:p text:style-name="PreformattedText">Copiar código</text:p>
      <text:p text:style-name="P59"><text:span text:style-name="SourceText">docker network connect &lt;nombre_red&gt; &lt;container_id&gt;</text:span></text:p>
      <text:list text:style-name="LFO7" text:continue-numbering="true">
        <text:list-item>
          <text:p text:style-name="P60"><text:span text:style-name="StrongEmphasis">Desconec</text:span><text:span text:style-name="StrongEmphasis">tar un contenedor de una red:</text:span></text:p>
        </text:list-item>
      </text:list>
      <text:p text:style-name="PreformattedText">bash</text:p>
      <text:p text:style-name="PreformattedText">Copiar código</text:p>
      <text:p text:style-name="P61"><text:span text:style-name="SourceText">docker network disconnect &lt;nombre_red&gt; &lt;container_id&gt;</text:span></text:p>
      <text:list text:style-name="LFO7" text:continue-numbering="true">
        <text:list-item>
          <text:p text:style-name="P62"><text:span text:style-name="StrongEmphasis">Eliminar una red:</text:span></text:p>
        </text:list-item>
      </text:list>
      <text:p text:style-name="PreformattedText">bash</text:p>
      <text:p text:style-name="PreformattedText">Copiar código</text:p>
      <text:p text:style-name="P63"><text:span text:style-name="SourceText">docker network rm &lt;nombre_red&gt;</text:span></text:p>
      <text:h text:style-name="Título3" text:outline-level="3">5.<text:s/><text:span text:style-name="StrongEmphasis">Comandos para Gestionar Volúmenes:</text:span></text:h>
      <text:list text:style-name="LFO8" text:continue-numbering="true">
        <text:list-item>
          <text:p text:style-name="P64"><text:span text:style-name="StrongEmphasis">Listar volúmenes:</text:span></text:p>
        </text:list-item>
      </text:list>
      <text:p text:style-name="PreformattedText">bash</text:p>
      <text:p text:style-name="PreformattedText">Copiar código</text:p>
      <text:p text:style-name="P65"><text:span text:style-name="SourceText">docker<text:s/></text:span><text:span text:style-name="SourceText">volume ls</text:span></text:p>
      <text:list text:style-name="LFO8" text:continue-numbering="true">
        <text:list-item>
          <text:p text:style-name="P66"><text:span text:style-name="StrongEmphasis">Crear un volumen:</text:span></text:p>
        </text:list-item>
      </text:list>
      <text:p text:style-name="PreformattedText">bash</text:p>
      <text:p text:style-name="PreformattedText">Copiar código</text:p>
      <text:p text:style-name="P67"><text:span text:style-name="SourceText">docker volume create &lt;nombre_volumen&gt;</text:span></text:p>
      <text:list text:style-name="LFO8" text:continue-numbering="true">
        <text:list-item>
          <text:p text:style-name="P68"><text:span text:style-name="StrongEmphasis">Ver detalles de un volumen:</text:span></text:p>
        </text:list-item>
      </text:list>
      <text:p text:style-name="PreformattedText">bash</text:p>
      <text:p text:style-name="PreformattedText">Copiar código</text:p>
      <text:p text:style-name="P69"><text:span text:style-name="SourceText">docker volume inspect &lt;nombre_volumen&gt;</text:span></text:p>
      <text:list text:style-name="LFO8" text:continue-numbering="true">
        <text:list-item>
          <text:p text:style-name="P70"><text:span text:style-name="StrongEmphasis">Eliminar un volumen:</text:span></text:p>
        </text:list-item>
      </text:list>
      <text:p text:style-name="PreformattedText">bash</text:p>
      <text:p text:style-name="PreformattedText">Copiar código</text:p>
      <text:p text:style-name="P71"><text:span text:style-name="SourceText">docker volume rm &lt;nombre_volumen&gt;</text:span></text:p>
      <text:list text:style-name="LFO8" text:continue-numbering="true">
        <text:list-item>
          <text:p text:style-name="P72"><text:span text:style-name="StrongEmphasis">Eliminar vo</text:span><text:span text:style-name="StrongEmphasis">lúmenes no utilizados:</text:span></text:p>
        </text:list-item>
      </text:list>
      <text:p text:style-name="PreformattedText">bash</text:p>
      <text:p text:style-name="PreformattedText">Copiar código</text:p>
      <text:soft-page-break/>
      <text:p text:style-name="P73"><text:span text:style-name="SourceText">docker volume prune</text:span></text:p>
      <text:h text:style-name="Título3" text:outline-level="3">6.<text:s/><text:span text:style-name="StrongEmphasis">Comandos para Docker Compose:</text:span></text:h>
      <text:list text:style-name="LFO9" text:continue-numbering="true">
        <text:list-item>
          <text:p text:style-name="P74"><text:span text:style-name="StrongEmphasis">Iniciar servicios definidos en un archivo<text:s/></text:span><text:span text:style-name="SourceText">docker-compose.yml</text:span><text:span text:style-name="StrongEmphasis">:</text:span></text:p>
        </text:list-item>
      </text:list>
      <text:p text:style-name="PreformattedText">bash</text:p>
      <text:p text:style-name="PreformattedText">Copiar código</text:p>
      <text:p text:style-name="P75"><text:span text:style-name="SourceText">docker-compose up</text:span></text:p>
      <text:p text:style-name="Textbody">Para ejecutarlo en segundo plano (detached):</text:p>
      <text:p text:style-name="PreformattedText">bash</text:p>
      <text:p text:style-name="PreformattedText">Copiar<text:s/>código</text:p>
      <text:p text:style-name="P76"><text:span text:style-name="SourceText">docker-compose up -d</text:span></text:p>
      <text:list text:style-name="LFO9" text:continue-numbering="true">
        <text:list-item>
          <text:p text:style-name="P77"><text:span text:style-name="StrongEmphasis">Detener los servicios de Docker Compose:</text:span></text:p>
        </text:list-item>
      </text:list>
      <text:p text:style-name="PreformattedText">bash</text:p>
      <text:p text:style-name="PreformattedText">Copiar código</text:p>
      <text:p text:style-name="P78"><text:span text:style-name="SourceText">docker-compose down</text:span></text:p>
      <text:list text:style-name="LFO9" text:continue-numbering="true">
        <text:list-item>
          <text:p text:style-name="P79"><text:span text:style-name="StrongEmphasis">Ver los logs de los contenedores en Docker Compose:</text:span></text:p>
        </text:list-item>
      </text:list>
      <text:p text:style-name="PreformattedText">bash</text:p>
      <text:p text:style-name="PreformattedText">Copiar código</text:p>
      <text:p text:style-name="P80"><text:span text:style-name="SourceText">docker-compose logs</text:span></text:p>
      <text:list text:style-name="LFO9" text:continue-numbering="true">
        <text:list-item>
          <text:p text:style-name="P81"><text:span text:style-name="StrongEmphasis">Escalar servicios (por ejemplo, 3 réplicas de un servicio</text:span><text:span text:style-name="StrongEmphasis">):</text:span></text:p>
        </text:list-item>
      </text:list>
      <text:p text:style-name="PreformattedText">bash</text:p>
      <text:p text:style-name="PreformattedText">Copiar código</text:p>
      <text:p text:style-name="P82"><text:span text:style-name="SourceText">docker-compose up --scale &lt;servicio&gt;=&lt;numero_de_replicas&gt;</text:span></text:p>
      <text:p text:style-name="Textbody">Ejemplo:</text:p>
      <text:p text:style-name="PreformattedText">bash</text:p>
      <text:p text:style-name="PreformattedText">Copiar código</text:p>
      <text:p text:style-name="P83"><text:span text:style-name="SourceText">docker-compose up --scale app=3</text:span></text:p>
      <text:list text:style-name="LFO9" text:continue-numbering="true">
        <text:list-item>
          <text:p text:style-name="P84"><text:span text:style-name="StrongEmphasis">Ejecutar un comando en un contenedor de un servicio:</text:span></text:p>
        </text:list-item>
      </text:list>
      <text:p text:style-name="PreformattedText">bash</text:p>
      <text:p text:style-name="PreformattedText">Copiar código</text:p>
      <text:p text:style-name="P85"><text:span text:style-name="SourceText">docker-compose exec &lt;servicio&gt; &lt;comando&gt;</text:span></text:p>
      <text:p text:style-name="Textbody">Ejemplo:</text:p>
      <text:p text:style-name="PreformattedText">bash</text:p>
      <text:p text:style-name="PreformattedText">Copiar código</text:p>
      <text:p text:style-name="P86"><text:span text:style-name="SourceText">docker-compose exec app /bin/bash</text:span></text:p>
      <text:h text:style-name="Título3" text:outline-level="3">7.<text:s/><text:span text:style-name="StrongEmphasis">Comandos para Gestionar Logs:</text:span></text:h>
      <text:list text:style-name="LFO10" text:continue-numbering="true">
        <text:list-item>
          <text:p text:style-name="P87"><text:span text:style-name="StrongEmphasis">Ver los logs de un contenedor:</text:span></text:p>
        </text:list-item>
      </text:list>
      <text:soft-page-break/>
      <text:p text:style-name="PreformattedText">bash</text:p>
      <text:p text:style-name="PreformattedText">Copiar código</text:p>
      <text:p text:style-name="P88"><text:span text:style-name="SourceText">docker logs &lt;container_id&gt;</text:span></text:p>
      <text:list text:style-name="LFO10" text:continue-numbering="true">
        <text:list-item>
          <text:p text:style-name="P89"><text:span text:style-name="StrongEmphasis">Seguir los logs de un contenedor en tiempo real:</text:span></text:p>
        </text:list-item>
      </text:list>
      <text:p text:style-name="PreformattedText">bash</text:p>
      <text:p text:style-name="PreformattedText">Copiar código</text:p>
      <text:p text:style-name="P90"><text:span text:style-name="SourceText">docker logs -f &lt;</text:span><text:span text:style-name="SourceText">container_id&gt;</text:span></text:p>
      <text:h text:style-name="Título3" text:outline-level="3">8.<text:s/><text:span text:style-name="StrongEmphasis">Comandos de Utilidades y Diagnóstico:</text:span></text:h>
      <text:list text:style-name="LFO11" text:continue-numbering="true">
        <text:list-item>
          <text:p text:style-name="P91"><text:span text:style-name="StrongEmphasis">Ver la utilización de recursos (CPU, memoria, etc.) de los contenedores:</text:span></text:p>
        </text:list-item>
      </text:list>
      <text:p text:style-name="PreformattedText">bash</text:p>
      <text:p text:style-name="PreformattedText">Copiar código</text:p>
      <text:p text:style-name="P92"><text:span text:style-name="SourceText">docker stats</text:span></text:p>
      <text:list text:style-name="LFO11" text:continue-numbering="true">
        <text:list-item>
          <text:p text:style-name="P93"><text:span text:style-name="StrongEmphasis">Ver los eventos de Docker:</text:span></text:p>
        </text:list-item>
      </text:list>
      <text:p text:style-name="PreformattedText">bash</text:p>
      <text:p text:style-name="PreformattedText">Copiar código</text:p>
      <text:p text:style-name="P94"><text:span text:style-name="SourceText">docker events</text:span></text:p>
      <text:list text:style-name="LFO11" text:continue-numbering="true">
        <text:list-item>
          <text:p text:style-name="P95"><text:span text:style-name="StrongEmphasis">Ver las métricas del contenedor:</text:span></text:p>
        </text:list-item>
      </text:list>
      <text:p text:style-name="PreformattedText">bash</text:p>
      <text:p text:style-name="PreformattedText">Copiar código</text:p>
      <text:p text:style-name="P96"><text:span text:style-name="SourceText">docker top &lt;container_id&gt;</text:span></text:p>
      <text:h text:style-name="Título3" text:outline-level="3">9.<text:s/><text:span text:style-name="StrongEmphasis">Comandos Avanzados de Docker:</text:span></text:h>
      <text:list text:style-name="LFO12" text:continue-numbering="true">
        <text:list-item>
          <text:p text:style-name="P97"><text:span text:style-name="StrongEmphasis">Generar una nueva imagen desde un contenedor existente:</text:span></text:p>
        </text:list-item>
      </text:list>
      <text:p text:style-name="PreformattedText">bash</text:p>
      <text:p text:style-name="PreformattedText">Copiar código</text:p>
      <text:p text:style-name="P98"><text:span text:style-name="SourceText">docker commit &lt;container_id&gt; &lt;nombre_imagen&gt;</text:span></text:p>
      <text:list text:style-name="LFO12" text:continue-numbering="true">
        <text:list-item>
          <text:p text:style-name="P99"><text:span text:style-name="StrongEmphasis">Crear un contenedor a partir de una imagen sin ejecutarlo:</text:span></text:p>
        </text:list-item>
      </text:list>
      <text:p text:style-name="PreformattedText">bash</text:p>
      <text:p text:style-name="PreformattedText">Copiar código</text:p>
      <text:p text:style-name="P100"><text:span text:style-name="SourceText">docker create &lt;imagen&gt;</text:span></text:p>
      <text:list text:style-name="LFO12" text:continue-numbering="true">
        <text:list-item>
          <text:p text:style-name="P101"><text:span text:style-name="StrongEmphasis">Ver el historial de una imagen:</text:span></text:p>
        </text:list-item>
      </text:list>
      <text:p text:style-name="PreformattedText">bash</text:p>
      <text:p text:style-name="PreformattedText">Copiar código</text:p>
      <text:p text:style-name="P102"><text:span text:style-name="SourceText">docker history &lt;imagen&gt;</text:span></text:p>
      <text:list text:style-name="LFO12" text:continue-numbering="true">
        <text:list-item>
          <text:p text:style-name="P103"><text:span text:style-name="StrongEmphasis">Obtener el ID de un contenedor o imagen:</text:span></text:p>
        </text:list-item>
      </text:list>
      <text:p text:style-name="PreformattedText">bash</text:p>
      <text:p text:style-name="PreformattedText">Copiar código</text:p>
      <text:p text:style-name="P104"><text:span text:style-name="SourceText">docker inspect &lt;container_id&gt;</text:span></text:p>
      <text:soft-page-break/>
      <text:h text:style-name="Título3" text:outline-level="3">10.<text:s/><text:span text:style-name="StrongEmphasis">Comandos para Administrar el Docker Daemon:</text:span></text:h>
      <text:list text:style-name="LFO13" text:continue-numbering="true">
        <text:list-item>
          <text:p text:style-name="P105"><text:span text:style-name="StrongEmphasis">Iniciar el servicio Docker:</text:span></text:p>
        </text:list-item>
      </text:list>
      <text:p text:style-name="PreformattedText">bash</text:p>
      <text:p text:style-name="PreformattedText">Copiar código</text:p>
      <text:p text:style-name="P106"><text:span text:style-name="SourceText">sudo systemctl start docker</text:span></text:p>
      <text:list text:style-name="LFO13" text:continue-numbering="true">
        <text:list-item>
          <text:p text:style-name="P107"><text:span text:style-name="StrongEmphasis">Detener el servicio Docker:</text:span></text:p>
        </text:list-item>
      </text:list>
      <text:p text:style-name="PreformattedText">bash</text:p>
      <text:p text:style-name="PreformattedText">Copiar código</text:p>
      <text:p text:style-name="P108"><text:span text:style-name="SourceText">sudo systemctl stop docker</text:span></text:p>
      <text:list text:style-name="LFO13" text:continue-numbering="true">
        <text:list-item>
          <text:p text:style-name="P109"><text:span text:style-name="StrongEmphasis">Reiniciar el servicio Docker:</text:span></text:p>
        </text:list-item>
      </text:list>
      <text:p text:style-name="PreformattedText">bash</text:p>
      <text:p text:style-name="PreformattedText">Copiar código</text:p>
      <text:p text:style-name="P110"><text:span text:style-name="SourceText">sudo systemctl restart docker</text:span></text:p>
      <text:list text:style-name="LFO13" text:continue-numbering="true">
        <text:list-item>
          <text:p text:style-name="P111"><text:span text:style-name="StrongEmphasis">Ver el estado del servicio<text:s/></text:span><text:span text:style-name="StrongEmphasis">Docker:</text:span></text:p>
        </text:list-item>
      </text:list>
      <text:p text:style-name="PreformattedText">bash</text:p>
      <text:p text:style-name="PreformattedText">Copiar código</text:p>
      <text:p text:style-name="P112"><text:span text:style-name="SourceText">sudo systemctl status docker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style:font-name="Liberation Serif" style:font-name-asian="NSimSun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inso lafuente</meta:initial-creator>
    <dc:creator>kinso lafuente</dc:creator>
    <meta:creation-date>2024-12-05T12:53:00Z</meta:creation-date>
    <dc:date>2024-12-05T12:14:00Z</dc:date>
    <meta:print-date>2024-12-05T12:11:00Z</meta:print-date>
    <meta:template xlink:href="Normal.dotm" xlink:type="simple"/>
    <meta:editing-cycles>2</meta:editing-cycles>
    <meta:editing-duration>PT420S</meta:editing-duration>
    <meta:document-statistic meta:page-count="11" meta:paragraph-count="20" meta:word-count="1600" meta:character-count="10381" meta:row-count="73" meta:non-whitespace-character-count="8801"/>
  </office:meta>
</office:document-meta>
</file>